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in" loext:border="none"/>
    </style:style>
    <style:style style:name="T2" style:family="text">
      <style:text-properties fo:font-variant="normal" fo:text-transform="none" style:font-name="apple-system" fo:font-size="10.5pt" fo:letter-spacing="normal" fo:font-style="normal" fo:font-weight="normal"/>
    </style:style>
    <style:style style:name="T3" style:family="text">
      <style:text-properties fo:font-variant="normal" fo:text-transform="none" style:font-name="apple-system" fo:font-size="10.5pt" fo:letter-spacing="normal" fo:font-style="normal" fo:font-weight="normal" fo:background-color="#ffffff" loext:char-shading-value="0" loext:padding="0in" loext:border="none"/>
    </style:style>
    <style:style style:name="T4" style:family="text">
      <style:text-properties fo:font-variant="normal" fo:text-transform="none" style:font-name="apple-system" fo:font-size="10.5pt" fo:letter-spacing="normal" fo:font-style="italic" fo:font-weight="normal" fo:background-color="#ffffff"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IT Systems Administrator</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Job Description<text:line-break/><text:line-break/></text:span></text:span><text:span text:style-name="Strong_20_Emphasis"><text:span text:style-name="T3">Systems Administrator<text:line-break/><text:line-break/></text:span></text:span><text:span text:style-name="T2">In this role, the Systems Administrator maintains computing environment by identifying network requirements; installs software and hardware systems and upgrades; monitors network performance; and maintains network hardware and software. The Systems Administrator will support Server systems including applications, network infrastructure, telephone, network storage, and disaster recovery systems. He/she will also provide technical support and guidance to end-users.</text:span><text:line-break/><text:line-break/><text:span text:style-name="Strong_20_Emphasis"><text:span text:style-name="T1">Responsibilities<text:line-break/><text:line-break/></text:span></text:span><text:span text:style-name="T2">Maintain and provide support for both Windows and Mac operating systems.</text:span><text:line-break/><text:line-break/><text:span text:style-name="T2">Create and update Windows and Mac OS images using systems such as WDS, MDT, JAMF, SCCM, etc.</text:span><text:line-break/><text:line-break/><text:span text:style-name="T2">Utilize systems such as Exchange, Active Directory, Jira, Confluence, Symantec, and others in order to support agency requirements.</text:span><text:line-break/><text:line-break/><text:span text:style-name="T2">Monitor and patch all Windows Server systems and Mac OSX server systems, both physical and virtual, in accordance with IPG standards.</text:span><text:line-break/><text:line-break/><text:span text:style-name="T2">Manage MRM SLC directory structure, file servers, and databases as needed.</text:span><text:line-break/><text:line-break/><text:span text:style-name="T2">Ensure security policies, system performance, and uptime are consistent with the IPG and industry standards.</text:span><text:line-break/><text:line-break/><text:span text:style-name="T2">Maintain highest level of knowledge of operating systems, application software, and industry procedures to provide the highest quality support for users and recommend new solutions to assist in the growth of MRM SLC.</text:span><text:line-break/><text:line-break/><text:span text:style-name="T2">Provide service desk functionality as needed in accordance with ITSM standards.</text:span><text:line-break/><text:line-break/><text:span text:style-name="T2">Assist in bi-annual SOX audit controls as needed.</text:span><text:line-break/><text:line-break/><text:span text:style-name="T2">Work in accordance with other responsibilities as assigned by the IT Manager.</text:span><text:line-break/><text:line-break/><text:span text:style-name="Strong_20_Emphasis"><text:span text:style-name="T1">Experience And Qualifications<text:line-break/><text:line-break/></text:span></text:span><text:span text:style-name="T2">Bachelor’s degree in related field preferred (May be substituted with experience).</text:span><text:line-break/><text:line-break/><text:span text:style-name="T2">2-4years experience working in Information Systems or related fields.</text:span><text:line-break/><text:line-break/><text:span text:style-name="T2">Helpful certifications: MCSA or MCSE, CompTIA Network+, CompTIA Security+, CCNA.</text:span><text:line-break/><text:soft-page-break/><text:line-break/><text:span text:style-name="T2">Working knowledge of Windows Workstation, Windows Server, and Mac OSX operating systems.</text:span><text:line-break/><text:line-break/><text:span text:style-name="T2">Ability to demonstrate an understanding of network infrastructure and A/V technologies and hardware.</text:span><text:line-break/><text:line-break/><text:span text:style-name="T2">Demonstrate exceptional problem solving ability, intrapersonal skills, and communication skills.</text:span><text:line-break/><text:line-break/><text:span text:style-name="T2">Ability to work in a fast-paced environment and maintain performance in critical scenarios.</text:span><text:line-break/><text:line-break/><text:span text:style-name="T2">Demonstrate a want to learn and continue growth in the Information Systems and Technologies sector.</text:span><text:line-break/><text:line-break/><text:span text:style-name="T2">MRM creatively engineers total human experiences. Through purposeful, dynamic intersections between strategy, creative, technology and data sciences, MRM operates in a borderless, integrated way to allow for greater collaboration and velocity — all in the service of helping businesses grow meaningful relationships with people. MRM has 35-plus offices across North America, Latin America, Europe, the Middle East and Asia-Pacific.</text:span><text:line-break/><text:line-break/><text:span text:style-name="T2">MRM is an agency where the most important relationships we build are inclusive ones, and that inclusivity must extend not only to one another, but also to our clients, partners and communities. We are guided by our codified Blueprint for Diversity, Equity and Inclusion that drives our strategy to ensure our workplace is one where everyone is treated with dignity, respect and fairness — where we celebrate who we are and how we identify. And we expect self-awareness and accountability from team members at all levels of the organization. This is much more than a statement — it’s in the act of living our daily lives.</text:span><text:line-break/><text:line-break/><text:span text:style-name="Strong_20_Emphasis"><text:span text:style-name="T4">We love our diverse workplace! MRM is an equal opportunity employer and does not discriminate on the basis of race, color, gender, religion, age, sexual orientation, national or ethnic origin, disability, marital status, veteran status or any other occupationally irrelevant criteri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7:05:21.133956684</meta:creation-date>
    <dc:date>2022-03-24T17:18:25.125799706</dc:date>
    <meta:editing-duration>PT2M53S</meta:editing-duration>
    <meta:editing-cycles>1</meta:editing-cycles>
    <meta:document-statistic meta:table-count="0" meta:image-count="0" meta:object-count="0" meta:page-count="2" meta:paragraph-count="2" meta:word-count="521" meta:character-count="3692" meta:non-whitespace-character-count="3145"/>
    <meta:generator>LibreOffice/6.4.7.2$Linux_X86_64 LibreOffice_project/40$Build-2</meta:generator>
  </office:meta>
</office:document-meta>
</file>